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solid" svg:stroke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middle" draw:auto-grow-height="true" fo:min-height="17.725cm"/>
    </style:style>
    <style:style style:name="pr5" style:family="presentation" style:parent-style-name="Default-subtitle">
      <style:graphic-properties draw:fill-color="#ffffff" draw:auto-grow-height="true" fo:min-height="19.134cm"/>
    </style:style>
    <style:style style:name="pr6" style:family="presentation" style:parent-style-name="Default-subtitle">
      <style:graphic-properties draw:fill-color="#ffffff" draw:auto-grow-height="true" fo:min-height="15.193cm"/>
    </style:style>
    <style:style style:name="pr7" style:family="presentation" style:parent-style-name="Default-subtitle">
      <style:graphic-properties draw:fill-color="#ffffff" draw:auto-grow-height="true" fo:min-height="18.991cm"/>
    </style:style>
    <style:style style:name="pr8" style:family="presentation" style:parent-style-name="Default-subtitle">
      <style:graphic-properties draw:fill-color="#ffffff" draw:auto-grow-height="true" fo:min-height="13.927cm"/>
    </style:style>
    <style:style style:name="pr9" style:family="presentation" style:parent-style-name="Default-subtitle">
      <style:graphic-properties draw:fill-color="#ffffff" draw:auto-grow-height="true" fo:min-height="16.459cm"/>
    </style:style>
    <style:style style:name="P1" style:family="paragraph">
      <style:text-properties fo: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32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end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32pt" fo:font-style="italic" style:font-style-asian="italic" style:font-style-complex="italic"/>
    </style:style>
    <style:style style:name="T4" style:family="text">
      <style:text-properties fo:color="#ffffff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Il Tiny BASIC e' un dialetto del linguaggio di programmazione BASIC</text:span></text:p>
            <text:p text:style-name="P2"><text:span text:style-name="T2"/></text:p>
            <text:p text:style-name="P2"><text:span text:style-name="T2">- Ideato da Dennis Ellison e sviluppato tra il 1975 ed il 1976</text:span></text:p>
            <text:p text:style-name="P2"><text:span text:style-name="T2"/></text:p>
            <text:p text:style-name="P2"><text:span text:style-name="T2">- Dettagli:</text:span></text:p>
            <text:p text:style-name="P2"><text:span text:style-name="T2">https://it.wikipedia.org/wiki/Tiny_BASIC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TINY BASIC 8086 e' un interprete nativo del Tiny Basic per CPU x86</text:span></text:p>
            <text:p text:style-name="P2"><text:span text:style-name="T2"/></text:p>
            <text:p text:style-name="P2"><text:span text:style-name="T2">- Scritto in assembly 8086 e' costituito da:</text:span></text:p>
            <text:p text:style-name="P2"><text:span text:style-name="T2">Boot Loader (512 bytes)</text:span></text:p>
            <text:p text:style-name="P2"><text:span text:style-name="T2">Interprete (4096 bytes)</text:span></text:p>
            <text:p text:style-name="P2"><text:span text:style-name="T2"/></text:p>
            <text:p text:style-name="P2"><text:span text:style-name="T2">- Dettagli:</text:span></text:p>
            <text:p text:style-name="P2"><text:span text:style-name="T2">https://github.com/Honneamise/TINY8086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L' interprete puo' eseguire singole istruzioni o interi programmi</text:span></text:p>
            <text:p text:style-name="P2"><text:span text:style-name="T2"/></text:p>
            <text:p text:style-name="P2"><text:span text:style-name="T2">- E' possibile memorizzare un programma con un massimo di 255 righe</text:span></text:p>
            <text:p text:style-name="P2"><text:span text:style-name="T2"/></text:p>
            <text:p text:style-name="P2"><text:span text:style-name="T2">- Sono disponibili 26 variabili numeriche identificate dalle lettere A,B,C...Z</text:span></text:p>
            <text:p text:style-name="P2"><text:span text:style-name="T2"/></text:p>
            <text:p text:style-name="P2"><text:span text:style-name="T2">- I comandi base sono : LIST, RUN, RESE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LIST:</text:span></text:p>
            <text:p text:style-name="P2"><text:span text:style-name="T2">Stampa a schermo il contenuto del programma in memoria</text:span></text:p>
            <text:p text:style-name="P2"><text:span text:style-name="T2"/></text:p>
            <text:p text:style-name="P2"><text:span text:style-name="T2">- RUN:</text:span></text:p>
            <text:p text:style-name="P2"><text:span text:style-name="T2">Esegue il programma attualmente in memoria</text:span></text:p>
            <text:p text:style-name="P2"><text:span text:style-name="T2"/></text:p>
            <text:p text:style-name="P2"><text:span text:style-name="T2">- RESET:</text:span></text:p>
            <text:p text:style-name="P2"><text:span text:style-name="T2">Resetta completamente l' interprete (memoria,variabili,etc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4" draw:text-style-name="P6" draw:layer="layout" svg:width="25.199cm" svg:height="17.725cm" svg:x="1.401cm" svg:y="3.675cm" presentation:class="subtitle" presentation:user-transformed="true">
          <draw:text-box>
            <text:p text:style-name="P5"><text:span text:style-name="T2">Istruzioni disponibili : </text:span></text:p>
            <text:p text:style-name="P5"><text:span text:style-name="T2">PRINT</text:span></text:p>
            <text:p text:style-name="P5"><text:span text:style-name="T2">END</text:span></text:p>
            <text:p text:style-name="P5"><text:span text:style-name="T2">LET</text:span></text:p>
            <text:p text:style-name="P5"><text:span text:style-name="T2">INPUT</text:span></text:p>
            <text:p text:style-name="P5"><text:span text:style-name="T2">IF THEN</text:span></text:p>
            <text:p text:style-name="P5"><text:span text:style-name="T2">GOTO</text:span></text:p>
            <text:p text:style-name="P5"><text:span text:style-name="T2">GOSUB</text:span></text:p>
            <text:p text:style-name="P5"><text:span text:style-name="T2">REM</text:span></text:p>
            <text:p text:style-name="P5"><text:span text:style-name="T2"/></text:p>
            <text:p text:style-name="P2"><text:span text:style-name="T2">- Se precedute da un numero vengono memorizzate alla linea indicata, altrimenti vengono eseguite direttam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5" draw:text-style-name="P6" draw:layer="layout" svg:width="25.199cm" svg:height="19.134cm" svg:x="1.401cm" svg:y="4.4cm" presentation:class="subtitle" presentation:user-transformed="true">
          <draw:text-box>
            <text:p text:style-name="P5"><text:span text:style-name="T2">PRINT</text:span></text:p>
            <text:p text:style-name="P5"><text:span text:style-name="T2"/></text:p>
            <text:p text:style-name="P2"><text:span text:style-name="T2">- Permette la stampa a schermo di : numeri,espressioni,variabili,stringhe e le loro combinazioni</text:span></text:p>
            <text:p text:style-name="P2"><text:span text:style-name="T2">-Per la concatenazione viene usato il carattere “,”</text:span></text:p>
            <text:p text:style-name="P2"><text:span text:style-name="T2"/></text:p>
            <text:p text:style-name="P2"><text:span text:style-name="T2">PRINT 123 → stampa: 123</text:span></text:p>
            <text:p text:style-name="P2"><text:span text:style-name="T2">PRINT (4*5)+6 → stampa: <text:s/>26</text:span></text:p>
            <text:p text:style-name="P2"><text:span text:style-name="T2">PRINT A → stampa il valore numerico di A</text:span></text:p>
            <text:p text:style-name="P2"><text:span text:style-name="T2">PRINT “ciao” → stampa: ciao</text:span></text:p>
            <text:p text:style-name="P2"><text:span text:style-name="T2">PRINT “2+3 fa :”,2+3 → stampa: 2+3 fa 5</text:span></text:p>
            <text:p text:style-name="P2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6" draw:text-style-name="P6" draw:layer="layout" svg:width="25.199cm" svg:height="15.193cm" svg:x="1.453cm" svg:y="4.572cm" presentation:class="subtitle" presentation:user-transformed="true">
          <draw:text-box>
            <text:p text:style-name="P5"><text:span text:style-name="T2">END</text:span></text:p>
            <text:p text:style-name="P5"><text:span text:style-name="T2"/></text:p>
            <text:p text:style-name="P2"><text:span text:style-name="T3">- </text:span><text:span text:style-name="T4">Termina l' esecuzione del programma in corso</text:span></text:p>
            <text:p text:style-name="P2"><text:span text:style-name="T4"/></text:p>
            <text:p text:style-name="P2"><text:span text:style-name="T4">10 PRINT “ciao” </text:span></text:p>
            <text:p text:style-name="P2"><text:span text:style-name="T4">20 END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→ </text:span><text:span text:style-name="T4">Stampa : ciao e termina</text:span></text:p>
            <text:p text:style-name="P2"><text:span text:style-name="T4"/></text:p>
            <text:p text:style-name="P2"><text:span text:style-name="T4">10 PRINT “riga1” </text:span></text:p>
            <text:p text:style-name="P2"><text:span text:style-name="T4">20 END</text:span></text:p>
            <text:p text:style-name="P2"><text:span text:style-name="T4">30 PRINT “riga2</text:span><text:span text:style-name="T4"><text:tab/></text:span><text:span text:style-name="T4"><text:tab/></text:span><text:span text:style-name="T4"><text:tab/></text:span></text:p>
            <text:p text:style-name="P2"><text:span text:style-name="T4">→ </text:span><text:span text:style-name="T4">Stampa : riga1 e termina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7" draw:text-style-name="P6" draw:layer="layout" svg:width="25.199cm" svg:height="18.991cm" svg:x="1.6cm" svg:y="4.409cm" presentation:class="subtitle" presentation:user-transformed="true">
          <draw:text-box>
            <text:p text:style-name="P5"><text:span text:style-name="T2">LET</text:span></text:p>
            <text:p text:style-name="P5"><text:span text:style-name="T2">(LET </text:span><text:span text:style-name="T3">variabile</text:span><text:span text:style-name="T2"> = </text:span><text:span text:style-name="T3">espressione</text:span><text:span text:style-name="T4">)</text:span></text:p>
            <text:p text:style-name="P5"><text:span text:style-name="T3"/></text:p>
            <text:p text:style-name="P2"><text:span text:style-name="T3">- </text:span><text:span text:style-name="T4">Modifica il contenuto di una variabile (A,B,C...Z)</text:span></text:p>
            <text:p text:style-name="P2"><text:span text:style-name="T4">- Le variabili possono assumere valore interi compresi tra -32767 e +32767</text:span></text:p>
            <text:p text:style-name="P2"><text:span text:style-name="T4"/></text:p>
            <text:p text:style-name="P2"><text:span text:style-name="T4">LET A = 69 assegna alla variabile A il valore 69</text:span></text:p>
            <text:p text:style-name="P2"><text:span text:style-name="T4">LET A = 5*2 assegna alla variabile A il valore 10</text:span></text:p>
            <text:p text:style-name="P2"><text:span text:style-name="T4">LET A = A+1 incrementa il valore di A di 1</text:span></text:p>
            <text:p text:style-name="P2"><text:span text:style-name="T4">LET A = B+C pone in A la somma B+C</text:span></text:p>
            <text:p text:style-name="P2"><text:span text:style-name="T4">LET A = (B+C) pone in A la somma B+C</text:span></text:p>
            <text:p text:style-name="P5"><text:span text:style-name="T2"/></text:p>
            <text:p text:style-name="P5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5"><text:span text:style-name="T2">INPUT</text:span></text:p>
            <text:p text:style-name="P5"><text:span text:style-name="T2">(INPUT </text:span><text:span text:style-name="T3">variabile</text:span><text:span text:style-name="T2">)</text:span></text:p>
            <text:p text:style-name="P5"><text:span text:style-name="T2"/></text:p>
            <text:p text:style-name="P2"><text:span text:style-name="T2">- Legge un numero da terminale e lo memorizza nella variabile indicata</text:span></text:p>
            <text:p text:style-name="P2"><text:span text:style-name="T2">- E' possibile concatenare la lettura di piu' numeri con il carattere “,”</text:span></text:p>
            <text:p text:style-name="P2"><text:span text:style-name="T2"/></text:p>
            <text:p text:style-name="P2"><text:span text:style-name="T2">INPUT A → legge un numero e lo pone in A</text:span></text:p>
            <text:p text:style-name="P2"><text:span text:style-name="T2">INPUT A,B,C → legge 3 numeri e li pone in A,B,C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01cm" svg:y="4.341cm" presentation:class="subtitle" presentation:user-transformed="true">
          <draw:text-box>
            <text:p text:style-name="P5"><text:span text:style-name="T2">IF THEN</text:span></text:p>
            <text:p text:style-name="P5"><text:span text:style-name="T2">(IF </text:span><text:span text:style-name="T3">condizione</text:span><text:span text:style-name="T2"> THEN </text:span><text:span text:style-name="T3">istruzione</text:span><text:span text:style-name="T2">)</text:span></text:p>
            <text:p text:style-name="P5"><text:span text:style-name="T2"/></text:p>
            <text:p text:style-name="P2"><text:span text:style-name="T2">- Se la condizione espressa dopo IF e' soddisfatta, esegue l' istruzione dopo THEN</text:span></text:p>
            <text:p text:style-name="P2"><text:span text:style-name="T2">- Operatori logici supportati : ==,!=,&lt;,&gt;,&lt;=,&gt;=</text:span></text:p>
            <text:p text:style-name="P2"><text:span text:style-name="T2"/></text:p>
            <text:p text:style-name="P2"><text:span text:style-name="T2">IF 2!=1 THEN PRINT “ciao” → stampa sempre ciao</text:span></text:p>
            <text:p text:style-name="P2"><text:span text:style-name="T2"/></text:p>
            <text:p text:style-name="P2"><text:span text:style-name="T2">IF A&lt;(3*4) THEN PRINT “ciao” → stampa ciao solo se la variabile A e' minore di 12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cm" svg:y="4.541cm" presentation:class="subtitle" presentation:user-transformed="true">
          <draw:text-box>
            <text:p text:style-name="P5"><text:span text:style-name="T2">GOTO</text:span></text:p>
            <text:p text:style-name="P5"><text:span text:style-name="T2">(GOTO </text:span><text:span text:style-name="T3">espressione</text:span><text:span text:style-name="T2">)</text:span></text:p>
            <text:p text:style-name="P5"><text:span text:style-name="T2"/></text:p>
            <text:p text:style-name="P2"><text:span text:style-name="T2">- Prosegue l' esecuzione del programma andando alla linea indicata dall' espressione</text:span></text:p>
            <text:p text:style-name="P2"><text:span text:style-name="T2"/></text:p>
            <text:p text:style-name="P2"><text:span text:style-name="T2">GOTO 25 </text:span><text:span text:style-name="T4">→ esegue l' istruzione alla linea 25</text:span></text:p>
            <text:p text:style-name="P2"><text:span text:style-name="T4"/></text:p>
            <text:p text:style-name="P2"><text:span text:style-name="T2">10 PRINT “ciao”</text:span></text:p>
            <text:p text:style-name="P2"><text:span text:style-name="T2">20 GOTO 10</text:span></text:p>
            <text:p text:style-name="P2"><text:span text:style-name="T2">30 END</text:span></text:p>
            <text:p text:style-name="P2"><text:span text:style-name="T4">→ </text:span><text:span text:style-name="T4">Stampa : ciao all' infinito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01cm" svg:y="4.343cm" presentation:class="subtitle" presentation:user-transformed="true">
          <draw:text-box>
            <text:p text:style-name="P5"><text:span text:style-name="T2">GOSUB e RETURN</text:span></text:p>
            <text:p text:style-name="P5"><text:span text:style-name="T2">(GOSUB </text:span><text:span text:style-name="T3">espressione</text:span><text:span text:style-name="T2">)</text:span></text:p>
            <text:p text:style-name="P5"><text:span text:style-name="T2"/></text:p>
            <text:p text:style-name="P2"><text:span text:style-name="T2">- Esegue le istruzioni a partire dalla linea indicata dall' espressione fino a RETURN</text:span></text:p>
            <text:p text:style-name="P2"><text:span text:style-name="T2">- Riprende l'esecuzione del programma alla linea successiva al GOSUB di partenza</text:span></text:p>
            <text:p text:style-name="P2"><text:span text:style-name="T2"/></text:p>
            <text:p text:style-name="P2"><text:span text:style-name="T2">10 PRINT “riga1”</text:span></text:p>
            <text:p text:style-name="P2"><text:span text:style-name="T2">20 GOSUB 100</text:span></text:p>
            <text:p text:style-name="P2"><text:span text:style-name="T2">30 END</text:span></text:p>
            <text:p text:style-name="P2"><text:span text:style-name="T2">100 PRINT “riga2”</text:span></text:p>
            <text:p text:style-name="P2"><text:span text:style-name="T2">110 RETURN <text:s text:c="4"/>→ </text:span><text:span text:style-name="T4">Stampa: riga1, riga2 e termina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7"><text:span text:style-name="T2">REM</text:span></text:p>
            <text:p text:style-name="P7"><text:span text:style-name="T2"/></text:p>
            <text:p text:style-name="P8"><text:span text:style-name="T2">- E' possibile inserire linee di commento <text:s/>utilizzando il prefisso “REM”</text:span></text:p>
            <text:p text:style-name="P8"><text:span text:style-name="T2"/></text:p>
            <text:p text:style-name="P8"><text:span text:style-name="T2">10 REM Programma di prova</text:span></text:p>
            <text:p text:style-name="P8"><text:span text:style-name="T2">20 PRINT “ciao”</text:span></text:p>
            <text:p text:style-name="P8"><text:span text:style-name="T2">30 END</text:span></text:p>
            <text:p text:style-name="P8"><text:span text:style-name="T2"><text:s/></text:span></text:p>
            <text:p text:style-name="P8"><text:span text:style-name="T2">→ </text:span><text:span text:style-name="T2">Stampa ciao e termin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cm" svg:y="4.343cm" presentation:class="subtitle" presentation:user-transformed="true">
          <draw:text-box>
            <text:p text:style-name="P9"><text:span text:style-name="T2">REALIZZAZIONE DI LOOPS</text:span></text:p>
            <text:p text:style-name="P2"><text:span text:style-name="T2">10 LET A=0</text:span></text:p>
            <text:p text:style-name="P2"><text:span text:style-name="T2">20 IF A&gt;=5 THEN GOTO 60</text:span></text:p>
            <text:p text:style-name="P2"><text:span text:style-name="T2">30 PRINT “ciao”</text:span></text:p>
            <text:p text:style-name="P2"><text:span text:style-name="T2">40 LET A=A+1</text:span></text:p>
            <text:p text:style-name="P2"><text:span text:style-name="T2">50 GOTO 20</text:span></text:p>
            <text:p text:style-name="P2"><text:span text:style-name="T2">60 END <text:s text:c="28"/></text:span><text:span text:style-name="T4">→ Stampa : ciao 5 volte</text:span></text:p>
            <text:p text:style-name="P2"><text:span text:style-name="T2"/></text:p>
            <text:p text:style-name="P2"><text:span text:style-name="T2">10 LET A=0</text:span></text:p>
            <text:p text:style-name="P2"><text:span text:style-name="T2">20 PRINT “ciao”</text:span></text:p>
            <text:p text:style-name="P2"><text:span text:style-name="T2">30 LET A=A+1</text:span></text:p>
            <text:p text:style-name="P2"><text:span text:style-name="T2">40 IF A&lt;5 THEN GOTO 20</text:span></text:p>
            <text:p text:style-name="P2"><text:span text:style-name="T2">50 END <text:s text:c="28"/></text:span><text:span text:style-name="T4">→ Stampa : ciao 5 vol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5"><text:span text:style-name="T2">PROGRAMMA DI ESEMPIO</text:span></text:p>
            <text:p text:style-name="P2"><text:span text:style-name="T2"/></text:p>
            <text:p text:style-name="P2"><text:span text:style-name="T2">5 PRINT "CALCOLATRICE"</text:span></text:p>
            <text:p text:style-name="P2"><text:span text:style-name="T2">10 PRINT "Scelta :"</text:span></text:p>
            <text:p text:style-name="P2"><text:span text:style-name="T2">20 PRINT "1 : somma"</text:span></text:p>
            <text:p text:style-name="P2"><text:span text:style-name="T2">30 PRINT "2 : sottrazione"</text:span></text:p>
            <text:p text:style-name="P2"><text:span text:style-name="T2">40 PRINT "3 : moltiplicazione"</text:span></text:p>
            <text:p text:style-name="P2"><text:span text:style-name="T2">50 PRINT "4 : divisione"</text:span></text:p>
            <text:p text:style-name="P2"><text:span text:style-name="T2">60 INPUT A</text:span></text:p>
            <text:p text:style-name="P2"><text:span text:style-name="T2">70 IF A&lt;1 THEN END</text:span></text:p>
            <text:p text:style-name="P2"><text:span text:style-name="T2">80 IF A&gt;4 THEN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90 PRINT "Inserisci il primo numero:"</text:span></text:p>
            <text:p text:style-name="P2"><text:span text:style-name="T2">100 INPUT B</text:span></text:p>
            <text:p text:style-name="P2"><text:span text:style-name="T2">110 PRINT "Inserisci il secondo numero:"</text:span></text:p>
            <text:p text:style-name="P2"><text:span text:style-name="T2">120 INPUT C</text:span></text:p>
            <text:p text:style-name="P2"><text:span text:style-name="T2">130 PRINT "Risultato:"</text:span></text:p>
            <text:p text:style-name="P2"><text:span text:style-name="T2">140 IF A==1 THEN PRINT B+C</text:span></text:p>
            <text:p text:style-name="P2"><text:span text:style-name="T2">150 IF A==3 THEN PRINT B-C</text:span></text:p>
            <text:p text:style-name="P2"><text:span text:style-name="T2">160 IF A==4 THEN PRINT B*C</text:span></text:p>
            <text:p text:style-name="P2"><text:span text:style-name="T2">170 IF A==3 THEN PRINT B/C </text:span></text:p>
            <text:p text:style-name="P2"><text:span text:style-name="T2">180 GOTO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3" draw:fill-hatch-solid="false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Blue_20_Gradient_20_3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2-11T11:30:37.78</meta:creation-date>
    <meta:editing-duration>PT14H21M40S</meta:editing-duration>
    <meta:editing-cycles>25</meta:editing-cycles>
    <dc:date>2023-02-15T17:59:11.61</dc:date>
    <meta:generator>OpenOffice/4.1.11$Win32 OpenOffice.org_project/4111m1$Build-9808</meta:generator>
    <meta:document-statistic meta:object-count="85"/>
  </office:meta>
</office:document-meta>
</file>